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  <style:style style:name="T4" style:family="text">
      <style:text-properties style:text-position="0% 100%" style:text-underline-style="solid" style:text-underline-width="auto" style:text-underline-color="font-color"/>
    </style:style>
    <style:style style:name="T5" style:family="text">
      <style:text-properties style:text-position="0% 100%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8FF19a_31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8, FF 19a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, Hebrew<text:tab/><text:tab/><text:tab/><text:tab/><text:tab/></text:p>
      <text:p text:style-name="P5">Author of letter<text:tab/><text:tab/><text:tab/><text:tab/>Rebecca Rosenbach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April 28, 1886</text:p>
      <text:p text:style-name="P5">Month<text:tab/><text:tab/><text:tab/><text:tab/><text:tab/><text:tab/>April</text:p>
      <text:p text:style-name="P5">Year<text:tab/><text:tab/><text:tab/><text:tab/><text:tab/><text:tab/>1886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Teachers' Association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4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Y</text:p>
      <text:p text:style-name="P5">Stamp<text:tab/><text:tab/><text:tab/><text:tab/><text:tab/><text:tab/>Y</text:p>
      <text:p text:style-name="P5">Postma<text:tab/>rk<text:tab/><text:tab/><text:tab/><text:tab/><text:tab/>Y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2">[Envelope]</text:p>
      <text:p text:style-name="P2">Rev. S. Morais/</text:p>
      <text:p text:style-name="P2">546 North 5th St./</text:p>
      <text:p text:style-name="P2"><text:tab/>Philadelphia/</text:p>
      <text:p text:style-name="P2"/>
      <text:p text:style-name="P2">[Page 1]</text:p>
      <text:p text:style-name="P3">Philadelphia./</text:p>
      <text:p text:style-name="P3">April 28<text:span text:style-name="T2">th</text:span><text:span text:style-name="T3">[/ inserted by author]86./</text:span></text:p>
      <text:p text:style-name="P2"><text:span text:style-name="T3">Dear Mr. Morais,/</text:span></text:p>
      <text:p text:style-name="P2"><text:span text:style-name="T3"><text:tab/>Will you be/ kind enough to answer/ the following questions at/ the next meeting of the/ Teachers' Association./</text:span></text:p>
      <text:p text:style-name="P2"><text:span text:style-name="T3">1 Why was Aaron chosen/ High Priest, as he had/ transgressed in the matter/ of the golden calf, when for/ their adherence to the Lord/ at the same time, the/ Levites were made the family/ of the priesthood./</text:span></text:p>
      <text:p text:style-name="P2"><text:span text:style-name="T3"/></text:p>
      <text:p text:style-name="P2"><text:soft-page-break/><text:span text:style-name="T3">[Page 2]</text:span></text:p>
      <text:p text:style-name="P2"><text:span text:style-name="T3">[Hebrew]/</text:span></text:p>
      <text:p text:style-name="P2"><text:span text:style-name="T3"/></text:p>
      <text:p text:style-name="P2"><text:span text:style-name="T3">[Page 3]</text:span></text:p>
      <text:p text:style-name="P2"><text:span text:style-name="T3">2 When and why was the/ first day of the week instituted/ as the Christian Sabbath./</text:span></text:p>
      <text:p text:style-name="P2"><text:span text:style-name="T3">3 What is meant by/ "the soul being cut off/ from Israel."/</text:span></text:p>
      <text:p text:style-name="P2"><text:span text:style-name="T3">4 Why is the blessing said/ on </text:span><text:span text:style-name="T4">two</text:span><text:span text:style-name="T5"> loaves of bread/ on the Sabbath./</text:span></text:p>
      <text:p text:style-name="P2"><text:span text:style-name="T5"><text:tab/>Respectfully/ Rebecca Rosenbach./ chairman./</text:span></text:p>
      <text:p text:style-name="P2"><text:span text:style-name="T5"/></text:p>
      <text:p text:style-name="P2"><text:span text:style-name="T5">[Page 4]</text:span></text:p>
      <text:p text:style-name="P2"><text:span text:style-name="T5">[Hebrew]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1-25T15:08:58.09</meta:creation-date>
    <dc:date>2012-01-25T15:14:27.28</dc:date>
    <dc:creator>Penn Libraries</dc:creator>
    <meta:editing-duration>PT00H05M29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3" meta:paragraph-count="79" meta:word-count="300" meta:character-count="2052"/>
  </office:meta>
</office:document-meta>
</file>